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066FDE08A24C2572E52.png" manifest:media-type="image/png"/>
  <manifest:file-entry manifest:full-path="Pictures/1000020100000331000000709391ECBCF3CBC9FE.png" manifest:media-type="image/png"/>
  <manifest:file-entry manifest:full-path="Pictures/100002010000031F000000507DFDEE428795510A.png" manifest:media-type="image/png"/>
  <manifest:file-entry manifest:full-path="Pictures/1000020100000324000000892C9B9804B995B2EB.png" manifest:media-type="image/png"/>
  <manifest:file-entry manifest:full-path="Pictures/100002010000031F0000005181ED46C27B0FE241.png" manifest:media-type="image/png"/>
  <manifest:file-entry manifest:full-path="Pictures/100002010000032E0000004E5A238683DAA92F98.png" manifest:media-type="image/png"/>
  <manifest:file-entry manifest:full-path="Pictures/100002010000036600000204311C461D87CC7E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76cm" svg:y="0.185cm" svg:width="17cm" svg:height="1.723cm" draw:z-index="0"><draw:image xlink:href="Pictures/100002010000031F0000005181ED46C27B0FE241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7cm" svg:height="2.33cm" draw:z-index="1"><draw:image xlink:href="Pictures/1000020100000331000000709391ECBCF3CBC9FE.png" xlink:type="simple" xlink:show="embed" xlink:actuate="onLoad" loext:mime-type="image/png"/></draw:frame><draw:frame draw:style-name="fr1" draw:name="Image3" text:anchor-type="paragraph" svg:x="0.132cm" svg:y="3.013cm" svg:width="17cm" svg:height="1.702cm" draw:z-index="2"><draw:image xlink:href="Pictures/100002010000031F000000507DFDEE428795510A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17cm" svg:height="1.628cm" draw:z-index="3"><draw:image xlink:href="Pictures/100002010000032E0000004E5A238683DAA92F98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x="0cm" svg:y="0.556cm" svg:width="17cm" svg:height="2.896cm" draw:z-index="4"><draw:image xlink:href="Pictures/1000020100000324000000892C9B9804B995B2EB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-0.026cm" svg:y="0.09cm" svg:width="17cm" svg:height="10.082cm" draw:z-index="5"><draw:image xlink:href="Pictures/100002010000036600000204311C461D87CC7E38.png" xlink:type="simple" xlink:show="embed" xlink:actuate="onLoad" loext:mime-type="image/png"/></draw:frame></text:p>
      <text:p text:style-name="Standard"><draw:frame draw:style-name="fr2" draw:name="Image7" text:anchor-type="paragraph" svg:width="17cm" svg:height="2.023cm" draw:z-index="6"><draw:image xlink:href="Pictures/100002010000035900000066FDE08A24C2572E5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55:50.848598500</meta:creation-date>
    <dc:date>2020-11-05T02:58:52.588466738</dc:date>
    <meta:editing-duration>PT2H15M27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